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formula="of:=[.C3]*[.C6]" office:value-type="float" office:value="97.9415034411664" calcext:value-type="float">
            <text:p>97,9415034411664</text:p>
          </table:table-cell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1/12.78" office:value-type="float" office:value="0.0782472613458529" calcext:value-type="float">
            <text:p>0,078247261345853</text:p>
          </table:table-cell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8]" office:value-type="float" office:value="7.6636544163667" calcext:value-type="float">
            <text:p>7,6636544163667</text:p>
          </table:table-cell>
        </table:table-row>
        <table:table-row table:style-name="ro1">
          <table:table-cell/>
          <table:table-cell office:value-type="string" calcext:value-type="string">
            <text:p>contando de a 100 ms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08">
      <number:scientific-number number:decimal-places="14" number:min-decimal-places="14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4:13:01.2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1:23:26.529000000</meta:creation-date>
    <dc:date>2021-11-03T14:37:03.446000000</dc:date>
    <meta:editing-duration>PT1H17M</meta:editing-duration>
    <meta:editing-cycles>3</meta:editing-cycles>
    <meta:generator>LibreOffice/7.0.4.2$Windows_X86_64 LibreOffice_project/dcf040e67528d9187c66b2379df5ea4407429775</meta:generator>
    <meta:document-statistic meta:table-count="2" meta:cell-count="35" meta:object-count="0"/>
  </office:meta>
</office:document-meta>
</file>